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lot,time,ch2 <text:s text:c="16"/></text:p>
      <text:p text:style-name="Standard">IDL&gt; </text:p>
      <text:p text:style-name="Standard">IDL&gt; plot,time(where (ch2 gt 0)),ch2 </text:p>
      <text:p text:style-name="Standard">IDL&gt; plot,time(where (ch2 gt 0)),ch2(where(ch2 gt 0)) </text:p>
      <text:p text:style-name="Standard">IDL&gt; I=ch2/2000 </text:p>
      <text:p text:style-name="Standard">IDL&gt; plot,time(where (ch2 gt 60)),ch2(where(ch2 gt 60)) </text:p>
      <text:p text:style-name="Standard">IDL&gt; plot,time(where (ch2 gt 60)),ch2(where(ch2 gt 60)),linestyle=3 </text:p>
      <text:p text:style-name="Standard">IDL&gt; plot,time(where (ch2 gt 60)),ch2(where(ch2 gt 60)),linestyle=2 </text:p>
      <text:p text:style-name="Standard">IDL&gt; plot,time(where (ch2 gt 60)),ch2(where(ch2 gt 60)),psym=3 <text:s text:c="4"/></text:p>
      <text:p text:style-name="Standard">IDL&gt; set_line_colors <text:s text:c="47"/></text:p>
      <text:p text:style-name="Standard">% Attempt to call undefined procedure/function: 'SET_LINE_COLORS'. </text:p>
      <text:p text:style-name="Standard">% Execution halted at: $MAIN$ <text:s text:c="9"/></text:p>
      <text:p text:style-name="Standard">IDL&gt; set_line_color </text:p>
      <text:p text:style-name="Standard">% Compiled module: SET_LINE_COLOR. </text:p>
      <text:p text:style-name="Standard">% Compiled module: LINECOLOR. </text:p>
      <text:p text:style-name="Standard">% Compiled module: TVSELECT. </text:p>
      <text:p text:style-name="Standard">% Compiled module: TVUNSELECT. </text:p>
      <text:p text:style-name="Standard">IDL&gt; plot,time(where (ch2 gt 60)),ch2(where(ch2 gt 60)),psym=3,color=2 </text:p>
      <text:p text:style-name="Standard">IDL&gt; oplot,time(where (ch2 gt 60)),ch2(where(ch2 gt 60)),/nodata <text:s text:c="6"/></text:p>
      <text:p text:style-name="Standard">% Keyword NODATA not allowed in call to: OPLOT </text:p>
      <text:p text:style-name="Standard">% Execution halted at: $MAIN$ <text:s text:c="9"/></text:p>
      <text:p text:style-name="Standard">IDL&gt; plot,time(where (ch2 gt 60)),ch2(where(ch2 gt 60)),psym=3,color=3 </text:p>
      <text:p text:style-name="Standard">IDL&gt; plot,time(where (ch2 gt 60)),ch2(where(ch2 gt 60)),/noerase,/nodata </text:p>
      <text:p text:style-name="Standard">IDL&gt; </text:p>
      <text:p text:style-name="Standard"/>
      <text:p text:style-name="Standard"/>
      <text:p text:style-name="Standard"/>
      <text:p text:style-name="Standard">guada=ascii_template()</text:p>
      <text:p text:style-name="Standard"/>
      <text:p text:style-name="Standard">datos=read_ascii('tek0002ALL.csv',template=guada)</text:p>
      <text:p text:style-name="Standard"/>
      <text:p text:style-name="Standard"><text:s/>plot,data5.time(100:900),data5.Ch1(100:900) <text:s text:c="10"/></text:p>
      <text:p text:style-name="Standard"><text:s/>oplot,data5.time(100:900),data5.Ch2(100:900),color=200 </text:p>
      <text:p text:style-name="Standard"/>
      <text:p text:style-name="Standard">plot,data5.time(100:900),(data5.Ch1(100:900) – data5.Ch2(100:900))*(6000/data5.Ch2(100:900))</text:p>
      <text:p text:style-name="Standard"/>
      <text:p text:style-name="Standard"/>
      <text:p text:style-name="Standard"/>
      <text:p text:style-name="Standard">plot,data5.time(100:900),(data5.Ch1(100:900)-data5.Ch2(100:900))*(6000/data5.Ch2(100:900)) <text:s/></text:p>
      <text:p text:style-name="Standard">IDL&gt; plot,data5.Ch2(100:900)/6000.0,(data5.Ch1(100:900)-data5.Ch2(100:900))*(6000/data5.Ch2(100:900)) </text:p>
      <text:p text:style-name="Standard">IDL&gt; plot,data5.Ch2(100:900)/6000.0,(data5.Ch1(100:900)-data5.Ch2(100:900))*(6000/data5.Ch2(100:900)),psym=3 </text:p>
      <text:p text:style-name="Standard">IDL&gt; plot,data5.Ch2(100:900)/6000.0,(data5.Ch1(100:900)-data5.Ch2(100:900))*(6000/data5.Ch2(100:900)),psym=5 </text:p>
      <text:p text:style-name="Standard"/>
      <text:p text:style-name="Standard"/>
      <text:p text:style-name="Standard">plot,time(where (ch2 gt 60)),ch2(where(ch2 gt 60)),psym=1,background=16777215,color=200500 <text:s text:c="9"/></text:p>
      <text:p text:style-name="Standard"/>
      <text:p text:style-name="Standard"><text:soft-page-break/></text:p>
      <text:section text:style-name="Sect1" text:name="Section1" text:protected="true">
        <text:section-source xlink:href="../../../../../../../home/guada/Desktop/pruebas_Kaleid_IDL/tek0005ALL.csv"/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adalupe Martinez</meta:initial-creator>
    <meta:creation-date>2017-05-18T22:34:22</meta:creation-date>
    <dc:date>2017-06-16T20:28:10</dc:date>
    <dc:creator>Guadalupe Martinez</dc:creator>
    <meta:editing-duration>PT3H34M3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34" meta:word-count="139" meta:character-count="1884" meta:non-whitespace-character-count="1635"/>
  </office:meta>
</office:document-meta>
</file>